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e37be" officeooo:paragraph-rsid="000e37be"/>
    </style:style>
    <style:style style:name="P2" style:family="paragraph" style:parent-style-name="Standard">
      <style:text-properties officeooo:rsid="00104e06" officeooo:paragraph-rsid="00104e06"/>
    </style:style>
    <style:style style:name="T1" style:family="text">
      <style:text-properties officeooo:rsid="000e857b"/>
    </style:style>
    <style:style style:name="T2" style:family="text">
      <style:text-properties officeooo:rsid="00104e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1 Crypto</text:p>
      <text:p text:style-name="P1"/>
      <text:p text:style-name="P2">EXO1</text:p>
      <text:p text:style-name="P1">q1</text:p>
      <text:p text:style-name="P1">Cette fonction ouvre un fichier qu'elle lit <text:span text:style-name="T1">bit par bit</text:span>, <text:span text:style-name="T2">le </text:span>crypte et réécrit dans un deuxième fichier</text:p>
      <text:p text:style-name="P1"/>
      <text:p text:style-name="P1">q2</text:p>
      <text:p text:style-name="P2">Voir l'usage dans le code. Une fois un fichier crypté, il suffit de relancer la procédure avec la même clé sur le fichier crypté. Le résultat obtenu sera alors conforme au premier fichier.</text:p>
      <text:p text:style-name="P2"/>
      <text:p text:style-name="P2">Q4</text:p>
      <text:p text:style-name="P2"/>
      <text:p text:style-name="P2"/>
      <text:p text:style-name="P2">EXO2</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stain Camille</meta:initial-creator>
    <meta:creation-date>2017-09-13T15:15:44.440689263</meta:creation-date>
    <dc:date>2017-09-13T16:32:46.525362629</dc:date>
    <dc:creator>Chastain Camille</dc:creator>
    <meta:editing-duration>PT31M15S</meta:editing-duration>
    <meta:editing-cycles>1</meta:editing-cycles>
    <meta:document-statistic meta:table-count="0" meta:image-count="0" meta:object-count="0" meta:page-count="1" meta:paragraph-count="8" meta:word-count="58" meta:character-count="314" meta:non-whitespace-character-count="264"/>
    <meta:generator>LibreOffice/4.3.3.2$Linux_X86_64 LibreOffice_project/430m0$Build-2</meta:generator>
  </office:meta>
</office:document-meta>
</file>